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kaydiaCove NFM" svg:font-family="'CaskaydiaCove NFM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eX Gyre Adventor" svg:font-family="'TeX Gyre Adventor'" style:font-family-generic="system" style:font-pitch="variable"/>
    <style:font-face style:name="TeX Gyre Termes" svg:font-family="'TeX Gyre Termes'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0799in" fo:margin-left="-0.075in" fo:margin-top="0in" fo:margin-bottom="0in" table:align="left" style:writing-mode="lr-tb"/>
    </style:style>
    <style:style style:name="Table1.A" style:family="table-column">
      <style:table-column-properties style:column-width="1.0104in"/>
    </style:style>
    <style:style style:name="Table1.B" style:family="table-column">
      <style:table-column-properties style:column-width="1.0111in"/>
    </style:style>
    <style:style style:name="Table1.D" style:family="table-column">
      <style:table-column-properties style:column-width="1.0306in"/>
    </style:style>
    <style:style style:name="Table1.F" style:family="table-column">
      <style:table-column-properties style:column-width="1.0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0563in" fo:margin-left="-0.075in" fo:margin-top="0in" fo:margin-bottom="0in" table:align="left" style:writing-mode="lr-tb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0.5903in"/>
    </style:style>
    <style:style style:name="Table2.C" style:family="table-column">
      <style:table-column-properties style:column-width="2.4188in"/>
    </style:style>
    <style:style style:name="Table2.D" style:family="table-column">
      <style:table-column-properties style:column-width="0.60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806in" fo:keep-together="auto"/>
    </style:style>
    <style:style style:name="Table2.7" style:family="table-row">
      <style:table-row-properties style:min-row-height="0.1694in" fo:keep-together="auto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11" style:family="table-row">
      <style:table-row-properties style:min-row-height="0.1181in" fo:keep-together="auto"/>
    </style:style>
    <style:style style:name="Table3" style:family="table">
      <style:table-properties style:width="6.0563in" fo:margin-left="-0.075in" fo:margin-top="0in" fo:margin-bottom="0in" table:align="left" style:writing-mode="lr-tb"/>
    </style:style>
    <style:style style:name="Table3.A" style:family="table-column">
      <style:table-column-properties style:column-width="1.6632in"/>
    </style:style>
    <style:style style:name="Table3.B" style:family="table-column">
      <style:table-column-properties style:column-width="4.3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0563in" fo:margin-left="-0.075in" fo:margin-top="0in" fo:margin-bottom="0in" table:align="left" style:writing-mode="lr-tb"/>
    </style:style>
    <style:style style:name="Table4.A" style:family="table-column">
      <style:table-column-properties style:column-width="1.6632in"/>
    </style:style>
    <style:style style:name="Table4.B" style:family="table-column">
      <style:table-column-properties style:column-width="4.3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0563in" fo:margin-left="-0.075in" fo:margin-top="0in" fo:margin-bottom="0in" table:align="left" style:writing-mode="lr-tb"/>
    </style:style>
    <style:style style:name="Table5.A" style:family="table-column">
      <style:table-column-properties style:column-width="1.6632in"/>
    </style:style>
    <style:style style:name="Table5.B" style:family="table-column">
      <style:table-column-properties style:column-width="4.393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0563in" fo:margin-left="-0.075in" fo:margin-top="0in" fo:margin-bottom="0in" table:align="left" style:writing-mode="lr-tb"/>
    </style:style>
    <style:style style:name="Table6.A" style:family="table-column">
      <style:table-column-properties style:column-width="1.6632in"/>
    </style:style>
    <style:style style:name="Table6.B" style:family="table-column">
      <style:table-column-properties style:column-width="4.3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0563in" fo:margin-left="-0.075in" fo:margin-top="0in" fo:margin-bottom="0in" table:align="left" style:writing-mode="lr-tb"/>
    </style:style>
    <style:style style:name="Table7.A" style:family="table-column">
      <style:table-column-properties style:column-width="1.6632in"/>
    </style:style>
    <style:style style:name="Table7.B" style:family="table-column">
      <style:table-column-properties style:column-width="4.393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9" style:family="table-row">
      <style:table-row-properties style:min-row-height="0.2243in" fo:keep-together="auto"/>
    </style:style>
    <style:style style:name="Table8" style:family="table">
      <style:table-properties style:width="6.0563in" fo:margin-left="-0.075in" fo:margin-top="0in" fo:margin-bottom="0in" table:align="left" style:writing-mode="lr-tb"/>
    </style:style>
    <style:style style:name="Table8.A" style:family="table-column">
      <style:table-column-properties style:column-width="1.6632in"/>
    </style:style>
    <style:style style:name="Table8.B" style:family="table-column">
      <style:table-column-properties style:column-width="4.39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8" style:family="table-row">
      <style:table-row-properties style:min-row-height="0.1875in" fo:keep-together="auto"/>
    </style:style>
    <style:style style:name="Table8.9" style:family="table-row">
      <style:table-row-properties style:min-row-height="0.2243in" fo:keep-together="auto"/>
    </style:style>
    <style:style style:name="Table9" style:family="table">
      <style:table-properties style:width="6.0563in" fo:margin-left="-0.075in" fo:margin-top="0in" fo:margin-bottom="0in" table:align="left" style:writing-mode="lr-tb"/>
    </style:style>
    <style:style style:name="Table9.A" style:family="table-column">
      <style:table-column-properties style:column-width="1.6632in"/>
    </style:style>
    <style:style style:name="Table9.B" style:family="table-column">
      <style:table-column-properties style:column-width="4.3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9" style:family="table-row">
      <style:table-row-properties style:min-row-height="0.2243in" fo:keep-together="auto"/>
    </style:style>
    <style:style style:name="Table10" style:family="table">
      <style:table-properties style:width="6.0563in" fo:margin-left="-0.075in" fo:margin-top="0in" fo:margin-bottom="0in" table:align="left" style:writing-mode="lr-tb"/>
    </style:style>
    <style:style style:name="Table10.A" style:family="table-column">
      <style:table-column-properties style:column-width="1.6632in"/>
    </style:style>
    <style:style style:name="Table10.B" style:family="table-column">
      <style:table-column-properties style:column-width="4.393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7" style:family="table-row">
      <style:table-row-properties style:min-row-height="0.35in" fo:keep-together="auto"/>
    </style:style>
    <style:style style:name="Table10.9" style:family="table-row">
      <style:table-row-properties style:min-row-height="0.2243in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 fo:break-before="pag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066a0a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Heading_20_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fo:font-weight="normal" style:letter-kerning="false" style:font-size-asian="11pt" style:language-asian="es" style:country-asian="ES" style:font-weight-asian="normal" style:font-size-complex="11pt" style:language-complex="ar" style:country-complex="SA" style:font-weight-complex="normal"/>
    </style:style>
    <style:style style:name="P9" style:family="paragraph" style:parent-style-name="List_20_Paragraph" style:list-style-name="WWNum9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10" style:family="paragraph" style:parent-style-name="List_20_Paragraph" style:list-style-name="WWNum9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font-size="11pt" fo:language="es" fo:country="ES" officeooo:rsid="000867a3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officeooo:rsid="0007c26f" officeooo:paragraph-rsid="0007c26f" style:letter-kerning="false" style:font-size-asian="11pt" style:language-asian="es" style:country-asian="E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officeooo:rsid="0007c26f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officeooo:rsid="0007c26f" officeooo:paragraph-rsid="0007c26f" style:letter-kerning="false" style:font-size-asian="11pt" style:language-asian="es" style:country-asian="E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officeooo:rsid="000867a3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7pt" fo:language="es" fo:country="ES" style:letter-kerning="false" style:font-size-asian="7pt" style:language-asian="es" style:country-asian="E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8pt" fo:language="es" fo:country="ES" style:letter-kerning="false" style:font-size-asian="8pt" style:language-asian="es" style:country-asian="E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NimbusSanL-Regu" fo:font-size="7pt" fo:language="es" fo:country="ES" style:letter-kerning="false" style:font-size-asian="7pt" style:language-asian="es" style:country-asian="ES" style:font-name-complex="NimbusSanL-Regu1" style:font-size-complex="8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632423" loext:opacity="100%" style:font-name="Calibri" fo:font-size="8pt" fo:language="es" fo:country="ES" style:letter-kerning="false" style:font-size-asian="8pt" style:language-asian="es" style:country-asian="ES" style:font-size-complex="11pt" style:language-complex="ar" style:country-complex="SA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c00000" loext:opacity="100%" style:font-name="Calibri" fo:font-size="8pt" fo:language="es" fo:country="ES" style:letter-kerning="false" style:font-size-asian="8pt" style:language-asian="es" style:country-asian="E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es" fo:country="ES" officeooo:rsid="0007c26f" officeooo:paragraph-rsid="0007c26f" style:letter-kerning="false" style:font-size-asian="11pt" style:language-asian="es" style:country-asian="ES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ff0000" loext:opacity="100%" style:font-name="Calibri" fo:font-size="11pt" fo:language="es" fo:country="ES" officeooo:rsid="0007c26f" officeooo:paragraph-rsid="000867a3" style:letter-kerning="false" style:font-size-asian="11pt" style:language-asian="es" style:country-asian="E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Calibri" fo:font-size="11pt" fo:language="es" fo:country="ES" officeooo:rsid="0007c26f" officeooo:paragraph-rsid="0007c26f" style:letter-kerning="false" style:font-size-asian="11pt" style:language-asian="es" style:country-asian="ES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end" style:justify-single-word="false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officeooo:paragraph-rsid="000867a3" style:font-weight-asian="bold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2a6099" loext:opacity="100%" style:font-name="Calibri" fo:font-size="11pt" fo:language="es" fo:country="ES" officeooo:rsid="0007c26f" officeooo:paragraph-rsid="0007c26f" style:letter-kerning="false" style:font-size-asian="11pt" style:language-asian="es" style:country-asian="ES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2a6099" loext:opacity="100%" style:font-name="Calibri"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T1" style:family="text">
      <style:text-properties fo:font-size="14pt" style:font-size-asian="14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text-underline-style="solid" style:text-underline-width="auto" style:text-underline-color="font-color"/>
    </style:style>
    <style:style style:name="T4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font-size="8pt" style:font-size-asian="8pt"/>
    </style:style>
    <style:style style:name="T7" style:family="text">
      <style:text-properties style:font-name="NimbusSanL-Regu" fo:font-size="7pt" style:font-size-asian="7pt" style:font-name-complex="NimbusSanL-Regu1" style:font-size-complex="8pt"/>
    </style:style>
    <style:style style:name="T8" style:family="text">
      <style:text-properties fo:color="#c00000" loext:opacity="100%" fo:font-size="7pt" style:font-size-asian="7pt"/>
    </style:style>
    <style:style style:name="T9" style:family="text">
      <style:text-properties fo:color="#c00000" loext:opacity="100%" fo:font-size="8pt" style:font-size-asian="8pt"/>
    </style:style>
    <style:style style:name="T10" style:family="text">
      <style:text-properties fo:color="#c00000" loext:opacity="100%" style:font-name="NimbusSanL-Regu" fo:font-size="7pt" style:font-size-asian="7pt" style:font-name-complex="NimbusSanL-Regu1" style:font-size-complex="8pt"/>
    </style:style>
    <style:style style:name="T11" style:family="text">
      <style:text-properties fo:font-size="7pt" style:font-size-asian="7pt"/>
    </style:style>
    <style:style style:name="T12" style:family="text">
      <style:text-properties fo:color="#632423" loext:opacity="100%" fo:font-size="8pt" style:font-size-asian="8pt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000000" loext:opacity="100%" style:font-name="NimbusSanL-Regu" fo:font-size="7pt" style:font-size-asian="7pt" style:font-size-complex="7pt"/>
    </style:style>
    <style:style style:name="T14" style:family="text">
      <style:text-properties fo:color="#4f6228" loext:opacity="100%" fo:font-size="7pt" style:font-size-asian="7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4f6228" loext:opacity="100%" fo:font-size="8pt" style:font-size-asian="8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16" style:family="text">
      <style:text-properties fo:color="#4f6228" loext:opacity="100%" style:font-name="NimbusSanL-Regu" fo:font-size="7pt" style:font-size-asian="7pt" style:font-size-complex="7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17" style:family="text">
      <style:text-properties fo:color="#000080" loext:opacity="100%" fo:font-size="8pt" style:font-size-asian="8pt" style:font-name-complex="Calibri1" style:font-size-complex="8pt"/>
    </style:style>
    <style:style style:name="T18" style:family="text">
      <style:text-properties fo:font-weight="bold" style:font-weight-asian="bold"/>
    </style:style>
    <style:style style:name="T19" style:family="text">
      <style:text-properties fo:color="#7030a0" loext:opacity="100%"/>
    </style:style>
    <style:style style:name="T20" style:family="text">
      <style:text-properties fo:font-size="9pt" style:font-size-asian="9pt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fo:color="#0070c0" loext:opacity="100%"/>
    </style:style>
    <style:style style:name="T23" style:family="text">
      <style:text-properties officeooo:rsid="00066a0a"/>
    </style:style>
    <style:style style:name="T24" style:family="text">
      <style:text-properties style:text-line-through-style="solid" style:text-line-through-type="single" fo:font-size="8pt" style:font-size-asian="8pt"/>
    </style:style>
    <style:style style:name="T25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Intercambio Becas Erasmus, Sicue-Séneca.</text:span><text:span text:style-name="T1"/></text:p>
      <text:p text:style-name="P4">Alumno (Nombre y apellidos): <text:span text:style-name="T2">Escribe aquí tu nombre y apellidos</text:span></text:p>
      <text:p text:style-name="P4">E-Mail:<text:span text:style-name="T23">pablolinari@correo.ugr.es</text:span></text:p>
      <text:p text:style-name="P4">Movil:<text:span text:style-name="T23">+34674668690</text:span></text:p>
      <text:p text:style-name="P4" loext:marker-style-name="T2">Universidad de destino y país: <text:span text:style-name="T2">Linköping</text:span></text:p>
      <text:p text:style-name="P6">Grado: <text:span text:style-name="T23">Doble Grado </text:span>Ingeniería<text:span text:style-name="T23"> </text:span>Informática y Matemática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table:number-columns-spanned="6" office:value-type="string">
            <text:p text:style-name="P3" loext:marker-style-name="T6"><text:span text:style-name="T6">OBLIGATORIAS (tacha las que ya has superado )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 loext:marker-style-name="T8"><text:span text:style-name="T7">2971121</text:span><text:span text:style-name="T10"/></text:p>
          </table:table-cell>
          <table:table-cell table:style-name="Table1.A1" office:value-type="string">
            <text:p text:style-name="P3"><text:a xlink:type="simple" xlink:href="https://grados.ugr.es/ramas/dobles-titulaciones/grado-ingenieria-informatica-matematicas/algebra-i/guia-docente" text:style-name="Internet_20_link" text:visited-style-name="Visited_20_Internet_20_Link"><text:span text:style-name="Internet_20_link"><text:span text:style-name="T24">Álgebra I</text:span></text:span></text:a></text:p>
          </table:table-cell>
          <table:table-cell table:style-name="Table1.A1" office:value-type="string">
            <text:p text:style-name="P3" loext:marker-style-name="T7"><text:span text:style-name="T7">2971117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calculo-ii/guia-docente" text:style-name="Internet_20_link" text:visited-style-name="Visited_20_Internet_20_Link"><text:span text:style-name="Internet_20_link"><text:span text:style-name="T24">Cálculo II</text:span></text:span></text:a></text:p>
          </table:table-cell>
          <table:table-cell table:style-name="Table1.A1" office:value-type="string">
            <text:p text:style-name="P3" loext:marker-style-name="T7"><text:span text:style-name="T7">2971119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estadistica-descriptiva-e-introd-la-probabilidad/guia-docente" text:style-name="Internet_20_link" text:visited-style-name="Visited_20_Internet_20_Link"><text:span text:style-name="Internet_20_link"><text:span text:style-name="T24">Est. Des.</text:span></text:span></text:a></text:p>
          </table:table-cell>
        </table:table-row>
        <table:table-row table:style-name="Table1.1">
          <table:table-cell table:style-name="Table1.A1" office:value-type="string">
            <text:p text:style-name="P3" loext:marker-style-name="T11"><text:span text:style-name="T7">2971111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calculo-i/guia-docente" text:style-name="Internet_20_link" text:visited-style-name="Visited_20_Internet_20_Link"><text:span text:style-name="Internet_20_link"><text:span text:style-name="T24">Cálculo I</text:span></text:span></text:a></text:p>
          </table:table-cell>
          <table:table-cell table:style-name="Table1.A1" office:value-type="string">
            <text:p text:style-name="P3" loext:marker-style-name="T7"><text:span text:style-name="T7">2971115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geometria-i/guia-docente" text:style-name="Internet_20_link" text:visited-style-name="Visited_20_Internet_20_Link"><text:span text:style-name="Internet_20_link"><text:span text:style-name="T24">Geom. I</text:span></text:span></text:a></text:p>
          </table:table-cell>
          <table:table-cell table:style-name="Table1.A1" office:value-type="string">
            <text:p text:style-name="P3" loext:marker-style-name="T7"><text:span text:style-name="T7">2971118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geometria-ii/guia-docente" text:style-name="Internet_20_link" text:visited-style-name="Visited_20_Internet_20_Link"><text:span text:style-name="Internet_20_link"><text:span text:style-name="T24">Geom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4" loext:marker-style-name="T12"/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4" loext:marker-style-name="T12"/>
          </table:table-cell>
          <table:table-cell table:style-name="Table1.A1" office:value-type="string">
            <text:p text:style-name="P3" loext:marker-style-name="T7"><text:span text:style-name="T7">297111B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metodos-numericos-i/guia-docente" text:style-name="Internet_20_link" text:visited-style-name="Visited_20_Internet_20_Link"><text:span text:style-name="Internet_20_link"><text:span text:style-name="T24">Mét. Num. I</text:span></text:span></text:a></text:p>
          </table:table-cell>
        </table:table-row>
        <table:table-row table:style-name="Table1.1"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4" loext:marker-style-name="T12"/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4" loext:marker-style-name="T12"/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4" loext:marker-style-name="T12"/>
          </table:table-cell>
        </table:table-row>
        <table:table-row table:style-name="Table1.1">
          <table:table-cell table:style-name="Table1.A1" office:value-type="string">
            <text:p text:style-name="P3" loext:marker-style-name="T8"><text:span text:style-name="T7">2971137</text:span><text:span text:style-name="T10"/></text:p>
          </table:table-cell>
          <table:table-cell table:style-name="Table1.A1" office:value-type="string">
            <text:p text:style-name="P3" loext:marker-style-name="T9"><text:a xlink:type="simple" xlink:href="http://grados.ugr.es/ramas/dobles-titulaciones/grado-ingenieria-informatica-matematicas/algebra-ii/guia-docente" text:style-name="Internet_20_link" text:visited-style-name="Visited_20_Internet_20_Link"><text:span text:style-name="Internet_20_link"><text:span text:style-name="T6">Álgebra II</text:span></text:span></text:a></text:p>
          </table:table-cell>
          <table:table-cell table:style-name="Table1.A1" office:value-type="string">
            <text:p text:style-name="P3" loext:marker-style-name="T7"><text:span text:style-name="T7">2971122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analisis-matematico-i/guia-docente" text:style-name="Internet_20_link" text:visited-style-name="Visited_20_Internet_20_Link"><text:span text:style-name="Internet_20_link"><text:span text:style-name="T24">Anal. Mat. I</text:span></text:span></text:a></text:p>
          </table:table-cell>
          <table:table-cell table:style-name="Table1.A1" office:value-type="string">
            <text:p text:style-name="P3" loext:marker-style-name="T7"><text:span text:style-name="T7">2971128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analisis-matematico-ii/guia-docente" text:style-name="Internet_20_link" text:visited-style-name="Visited_20_Internet_20_Link"><text:span text:style-name="Internet_20_link"><text:span text:style-name="T24">Anal. Mat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14" loext:marker-style-name="T8"><text:span text:style-name="T7">2971147</text:span><text:span text:style-name="T10"/></text:p>
          </table:table-cell>
          <table:table-cell table:style-name="Table1.A1" office:value-type="string">
            <text:p text:style-name="P3" loext:marker-style-name="T9"><text:a xlink:type="simple" xlink:href="http://grados.ugr.es/ramas/dobles-titulaciones/grado-ingenieria-informatica-matematicas/curvas-y-superficies/guia-docente" text:style-name="Internet_20_link" text:visited-style-name="Visited_20_Internet_20_Link"><text:span text:style-name="Internet_20_link"><text:span text:style-name="T6">Curvas y S.</text:span></text:span></text:a></text:p>
          </table:table-cell>
          <table:table-cell table:style-name="Table1.A1" office:value-type="string">
            <text:p text:style-name="P3" loext:marker-style-name="T7"><text:span text:style-name="T7">2971134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ecuaciones-diferenciales-i/guia-docente" text:style-name="Internet_20_link" text:visited-style-name="Visited_20_Internet_20_Link"><text:span text:style-name="Internet_20_link"><text:span text:style-name="T24">EEDD I</text:span></text:span></text:a></text:p>
          </table:table-cell>
          <table:table-cell table:style-name="Table1.A1" office:value-type="string">
            <text:p text:style-name="P3" loext:marker-style-name="T7"><text:span text:style-name="T7">297112A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geometria-iii/guia-docente" text:style-name="Internet_20_link" text:visited-style-name="Visited_20_Internet_20_Link"><text:span text:style-name="Internet_20_link"><text:span text:style-name="T24">Geom. III</text:span></text:span></text:a></text:p>
          </table:table-cell>
        </table:table-row>
        <table:table-row table:style-name="Table1.1">
          <table:table-cell table:style-name="Table1.A1" office:value-type="string">
            <text:p text:style-name="P21" loext:marker-style-name="T11"/>
          </table:table-cell>
          <table:table-cell table:style-name="Table1.A1" office:value-type="string">
            <text:p text:style-name="P22" loext:marker-style-name="T6"/>
          </table:table-cell>
          <table:table-cell table:style-name="Table1.A1" office:value-type="string">
            <text:p text:style-name="P3" loext:marker-style-name="T7"><text:span text:style-name="T7">297112B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modelos-matematicos-i/guia-docente" text:style-name="Internet_20_link" text:visited-style-name="Visited_20_Internet_20_Link"><text:span text:style-name="Internet_20_link"><text:span text:style-name="T24">Mod. Mat. I</text:span></text:span></text:a></text:p>
          </table:table-cell>
          <table:table-cell table:style-name="Table1.A1" office:value-type="string">
            <text:p text:style-name="P3" loext:marker-style-name="T7"><text:span text:style-name="T7">2971136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probabilidad/guia-docente" text:style-name="Internet_20_link" text:visited-style-name="Visited_20_Internet_20_Link"><text:span text:style-name="Internet_20_link"><text:span text:style-name="T24">Probabilidad</text:span></text:span></text:a></text:p>
          </table:table-cell>
        </table:table-row>
        <table:table-row table:style-name="Table1.1">
          <table:table-cell table:style-name="Table1.A1" office:value-type="string">
            <text:p text:style-name="P14" loext:marker-style-name="T11"><text:span text:style-name="T7">2971126</text:span><text:span text:style-name="T7"/></text:p>
          </table:table-cell>
          <table:table-cell table:style-name="Table1.A1" office:value-type="string">
            <text:p text:style-name="P3"><text:a xlink:type="simple" xlink:href="http://grados.ugr.es/ramas/dobles-titulaciones/grado-ingenieria-informatica-matematicas/topologia-i/guia-docente" text:style-name="Internet_20_link" text:visited-style-name="Visited_20_Internet_20_Link"><text:span text:style-name="Internet_20_link"><text:span text:style-name="T24">Topol. I</text:span></text:span></text:a></text:p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5" loext:marker-style-name="T9"/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2" loext:marker-style-name="T6"/>
          </table:table-cell>
        </table:table-row>
        <table:table-row table:style-name="Table1.1">
          <table:table-cell table:style-name="Table1.A1" office:value-type="string">
            <text:p text:style-name="P3" loext:marker-style-name="T7"><text:span text:style-name="T7">2971141</text:span><text:span text:style-name="T7"/></text:p>
          </table:table-cell>
          <table:table-cell table:style-name="Table1.A1" office:value-type="string">
            <text:p text:style-name="P3" loext:marker-style-name="T9"><text:a xlink:type="simple" xlink:href="http://grados.ugr.es/ramas/dobles-titulaciones/grado-ingenieria-informatica-matematicas/algebra-iii/guia-docente" text:style-name="Internet_20_link" text:visited-style-name="Visited_20_Internet_20_Link"><text:span text:style-name="Internet_20_link"><text:span text:style-name="T6">Álgebra III</text:span></text:span></text:a></text:p>
          </table:table-cell>
          <table:table-cell table:style-name="Table1.A1" office:value-type="string">
            <text:p text:style-name="P3" loext:marker-style-name="T7"><text:span text:style-name="T7">297114D</text:span><text:span text:style-name="T7"/></text:p>
          </table:table-cell>
          <table:table-cell table:style-name="Table1.A1" office:value-type="string">
            <text:p text:style-name="P3" loext:marker-style-name="T6"><text:a xlink:type="simple" xlink:href="http://grados.ugr.es/ramas/dobles-titulaciones/grado-ingenieria-informatica-matematicas/analisis-funcional/guia-docente" text:style-name="Internet_20_link" text:visited-style-name="Visited_20_Internet_20_Link"><text:span text:style-name="Internet_20_link"><text:span text:style-name="T6">Anal. Func.</text:span></text:span></text:a></text:p>
          </table:table-cell>
          <table:table-cell table:style-name="Table1.A1" office:value-type="string">
            <text:p text:style-name="P3" loext:marker-style-name="T7"><text:span text:style-name="T7">2971138</text:span><text:span text:style-name="T7"/></text:p>
          </table:table-cell>
          <table:table-cell table:style-name="Table1.A1" office:value-type="string">
            <text:p text:style-name="P3" loext:marker-style-name="T6"><text:a xlink:type="simple" xlink:href="http://grados.ugr.es/ramas/dobles-titulaciones/grado-ingenieria-informatica-matematicas/metodos-numericos-ii/guia-docente" text:style-name="Internet_20_link" text:visited-style-name="Visited_20_Internet_20_Link"><text:span text:style-name="Internet_20_link"><text:span text:style-name="T6">Met. Num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3" loext:marker-style-name="T11"><text:span text:style-name="T7">2971148</text:span><text:span text:style-name="T7"/></text:p>
          </table:table-cell>
          <table:table-cell table:style-name="Table1.A1" office:value-type="string">
            <text:p text:style-name="P3" loext:marker-style-name="T6"><text:a xlink:type="simple" xlink:href="http://grados.ugr.es/ramas/dobles-titulaciones/grado-ingenieria-informatica-matematicas/ecuaciones-diferenciales-ii/guia-docente" text:style-name="Internet_20_link" text:visited-style-name="Visited_20_Internet_20_Link"><text:span text:style-name="Internet_20_link"><text:span text:style-name="T6">EEDD II</text:span></text:span></text:a></text:p>
          </table:table-cell>
          <table:table-cell table:style-name="Table1.A1" office:value-type="string">
            <text:p text:style-name="P3" loext:marker-style-name="T7"><text:span text:style-name="T7">2971144</text:span><text:span text:style-name="T7"/></text:p>
          </table:table-cell>
          <table:table-cell table:style-name="Table1.A1" office:value-type="string">
            <text:p text:style-name="P3" loext:marker-style-name="T9"><text:a xlink:type="simple" xlink:href="http://grados.ugr.es/ramas/dobles-titulaciones/grado-ingenieria-informatica-matematicas/inferencia-estadistica/guia-docente" text:style-name="Internet_20_link" text:visited-style-name="Visited_20_Internet_20_Link"><text:span text:style-name="Internet_20_link"><text:span text:style-name="T6">Infer. Est.</text:span></text:span></text:a></text:p>
          </table:table-cell>
          <table:table-cell table:style-name="Table1.A1" office:value-type="string">
            <text:p text:style-name="P3" loext:marker-style-name="T7"><text:span text:style-name="T7">297113C</text:span><text:span text:style-name="T7"/></text:p>
          </table:table-cell>
          <table:table-cell table:style-name="Table1.A1" office:value-type="string">
            <text:p text:style-name="P3" loext:marker-style-name="T6"><text:a xlink:type="simple" xlink:href="http://grados.ugr.es/ramas/dobles-titulaciones/grado-ingenieria-informatica-matematicas/variable-compleja-i/guia-docente" text:style-name="Internet_20_link" text:visited-style-name="Visited_20_Internet_20_Link"><text:span text:style-name="Internet_20_link"><text:span text:style-name="T6">Var. Compl. I</text:span></text:span></text:a></text:p>
          </table:table-cell>
        </table:table-row>
        <table:table-row table:style-name="Table1.1">
          <table:table-cell table:style-name="Table1.A1" office:value-type="string">
            <text:p text:style-name="P3" loext:marker-style-name="T11"><text:span text:style-name="T7">2971149</text:span><text:span text:style-name="T7"/></text:p>
          </table:table-cell>
          <table:table-cell table:style-name="Table1.A1" office:value-type="string">
            <text:p text:style-name="P3" loext:marker-style-name="T6"><text:a xlink:type="simple" xlink:href="http://grados.ugr.es/ramas/dobles-titulaciones/grado-ingenieria-informatica-matematicas/modelos-matematicos-ii/guia-docente" text:style-name="Internet_20_link" text:visited-style-name="Visited_20_Internet_20_Link"><text:span text:style-name="Internet_20_link"><text:span text:style-name="T6">Mod. Mat. II</text:span></text:span></text:a></text:p>
          </table:table-cell>
          <table:table-cell table:style-name="Table1.A1" office:value-type="string">
            <text:p text:style-name="P3" loext:marker-style-name="T7"><text:span text:style-name="T7">2971146</text:span><text:span text:style-name="T7"/></text:p>
          </table:table-cell>
          <table:table-cell table:style-name="Table1.A1" office:value-type="string">
            <text:p text:style-name="P3" loext:marker-style-name="T9"><text:a xlink:type="simple" xlink:href="http://grados.ugr.es/ramas/dobles-titulaciones/grado-ingenieria-informatica-matematicas/topologia-ii/guia-docente" text:style-name="Internet_20_link" text:visited-style-name="Visited_20_Internet_20_Link"><text:span text:style-name="Internet_20_link"><text:span text:style-name="T6">Topol. II</text:span></text:span></text:a></text:p>
          </table:table-cell>
          <table:table-cell table:style-name="Table1.A1" office:value-type="string">
            <text:p text:style-name="P23" loext:marker-style-name="T7"/>
          </table:table-cell>
          <table:table-cell table:style-name="Table1.A1" office:value-type="string">
            <text:p text:style-name="P22" loext:marker-style-name="T6"/>
          </table:table-cell>
        </table:table-row>
        <table:table-row table:style-name="Table1.1">
          <table:table-cell table:style-name="Table1.A1" table:number-columns-spanned="6" office:value-type="string">
            <text:p text:style-name="P3" loext:marker-style-name="T6"><text:span text:style-name="T6">OPTATIVAS (tacha las que ya has superado )</text:span><text:span text:style-name="T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14" loext:marker-style-name="T14"><text:span text:style-name="T13">27011A1</text:span><text:span text:style-name="T16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algebra-conmutativa-computacional/guia-docente" text:style-name="Internet_20_link" text:visited-style-name="Visited_20_Internet_20_Link"><text:span text:style-name="Internet_20_link"><text:span text:style-name="T17">Álgebra Conm. Comp.</text:span></text:span></text:a></text:p>
          </table:table-cell>
          <table:table-cell table:style-name="Table1.A14" office:value-type="string">
            <text:p text:style-name="P14" loext:marker-style-name="T14"><text:span text:style-name="T13">27011B1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analisis-fourier/guia-docente" text:style-name="Internet_20_link" text:visited-style-name="Visited_20_Internet_20_Link"><text:span text:style-name="Internet_20_link"><text:span text:style-name="T17">Análisis de Fourier</text:span></text:span></text:a></text:p>
          </table:table-cell>
          <table:table-cell table:style-name="Table1.A14" office:value-type="string">
            <text:p text:style-name="P14" loext:marker-style-name="T14"><text:span text:style-name="T13">27011F2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analisis-vectorial/guia-docente" text:style-name="Internet_20_link" text:visited-style-name="Visited_20_Internet_20_Link"><text:span text:style-name="Internet_20_link"><text:span text:style-name="T17">Análisis Vectorial</text:span></text:span></text:a></text:p>
          </table:table-cell>
        </table:table-row>
        <table:table-row table:style-name="Table1.1">
          <table:table-cell table:style-name="Table1.A14" office:value-type="string">
            <text:p text:style-name="P14" loext:marker-style-name="T14"><text:span text:style-name="T13">27011D1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ecuaciones-diferenciales-mecanica-y-biologia/guia-docente" text:style-name="Internet_20_link" text:visited-style-name="Visited_20_Internet_20_Link"><text:span text:style-name="Internet_20_link"><text:span text:style-name="T17">EE DD en Mec. y Biol.</text:span></text:span></text:a></text:p>
          </table:table-cell>
          <table:table-cell table:style-name="Table1.A14" office:value-type="string">
            <text:p text:style-name="P14" loext:marker-style-name="T14"><text:span text:style-name="T13">27011E1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estadistica-multivariante/guia-docente" text:style-name="Internet_20_link" text:visited-style-name="Visited_20_Internet_20_Link"><text:span text:style-name="Internet_20_link"><text:span text:style-name="T17">Estadística Multivariante</text:span></text:span></text:a></text:p>
          </table:table-cell>
          <table:table-cell table:style-name="Table1.A14" office:value-type="string">
            <text:p text:style-name="P14" loext:marker-style-name="T14"><text:span text:style-name="T13">27011C1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geometria-global-curvas-y-superficies/guia-docente" text:style-name="Internet_20_link" text:visited-style-name="Visited_20_Internet_20_Link"><text:span text:style-name="Internet_20_link"><text:span text:style-name="T17">Geometría Global de C y S</text:span></text:span></text:a></text:p>
          </table:table-cell>
        </table:table-row>
        <table:table-row table:style-name="Table1.1">
          <table:table-cell table:style-name="Table1.A14" office:value-type="string">
            <text:p text:style-name="P14" loext:marker-style-name="T14"><text:span text:style-name="T13">27011F1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historia-las-matematicas/guia-docente" text:style-name="Internet_20_link" text:visited-style-name="Visited_20_Internet_20_Link"><text:span text:style-name="Internet_20_link"><text:span text:style-name="T17">Historia de las Matemáticas</text:span></text:span></text:a></text:p>
          </table:table-cell>
          <table:table-cell table:style-name="Table1.A14" office:value-type="string">
            <text:p text:style-name="P14" loext:marker-style-name="T14"><text:span text:style-name="T13">27011D2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mecanica-celeste/guia-docente" text:style-name="Internet_20_link" text:visited-style-name="Visited_20_Internet_20_Link"><text:span text:style-name="Internet_20_link"><text:span text:style-name="T17">Mecánica Celeste</text:span></text:span></text:a></text:p>
          </table:table-cell>
          <table:table-cell table:style-name="Table1.A14" office:value-type="string">
            <text:p text:style-name="P14" loext:marker-style-name="T14"><text:span text:style-name="T13">27011C2</text:span><text:span text:style-name="T16"/></text:p>
          </table:table-cell>
          <table:table-cell table:style-name="Table1.A14" office:value-type="string">
            <text:p text:style-name="P14" loext:marker-style-name="T15"><text:a xlink:type="simple" xlink:href="https://grados.ugr.es/ramas/ciencias/grado-matematicas/variedades-diferenciables/guia-docente" text:style-name="Internet_20_link" text:visited-style-name="Visited_20_Internet_20_Link"><text:span text:style-name="Internet_20_link"><text:span text:style-name="T17">Variedades Diferenciables</text:span></text:span></text:a></text:p>
          </table:table-cell>
        </table:table-row>
        <table:table-row table:style-name="Table1.1">
          <table:table-cell table:style-name="Table1.A14" office:value-type="string">
            <text:p text:style-name="P14" loext:marker-style-name="T11"><text:span text:style-name="T13">27011A2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algebras-grupos-y-representaciones/guia-docente" text:style-name="Internet_20_link" text:visited-style-name="Visited_20_Internet_20_Link"><text:span text:style-name="Internet_20_link"><text:span text:style-name="T17">Álgebras, grupos representaciones</text:span></text:span></text:a></text:p>
          </table:table-cell>
          <table:table-cell table:style-name="Table1.A14" office:value-type="string">
            <text:p text:style-name="P14" loext:marker-style-name="T11"><text:span text:style-name="T13">27011A3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algebra-moderna/guia-docente" text:style-name="Internet_20_link" text:visited-style-name="Visited_20_Internet_20_Link"><text:span text:style-name="Internet_20_link"><text:span text:style-name="T17">Álgebra Moderna</text:span></text:span></text:a></text:p>
          </table:table-cell>
          <table:table-cell table:style-name="Table1.A14" office:value-type="string">
            <text:p text:style-name="P14" loext:marker-style-name="T11"><text:span text:style-name="T13">27011D3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analisis-numerico-ecuaciones-derivadas-parciales/guia-docente" text:style-name="Internet_20_link" text:visited-style-name="Visited_20_Internet_20_Link"><text:span text:style-name="Internet_20_link"><text:span text:style-name="T17">Análisis Num. EDP</text:span></text:span></text:a></text:p>
          </table:table-cell>
        </table:table-row>
        <table:table-row table:style-name="Table1.1">
          <table:table-cell table:style-name="Table1.A14" office:value-type="string">
            <text:p text:style-name="P14" loext:marker-style-name="T11"><text:span text:style-name="T13">27011B2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ecuaciones-derivadas-parciales/guia-docente" text:style-name="Internet_20_link" text:visited-style-name="Visited_20_Internet_20_Link"><text:span text:style-name="Internet_20_link"><text:span text:style-name="T17">EDP</text:span></text:span></text:a></text:p>
          </table:table-cell>
          <table:table-cell table:style-name="Table1.A14" office:value-type="string">
            <text:p text:style-name="P14" loext:marker-style-name="T11"><text:span text:style-name="T13">27011E2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estadistica-computacional/guia-docente" text:style-name="Internet_20_link" text:visited-style-name="Visited_20_Internet_20_Link"><text:span text:style-name="Internet_20_link"><text:span text:style-name="T17">Estadística Computacional</text:span></text:span></text:a></text:p>
          </table:table-cell>
          <table:table-cell table:style-name="Table1.A14" office:value-type="string">
            <text:p text:style-name="P14" loext:marker-style-name="T11"><text:span text:style-name="T13">27011E3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procesos-estocasticos/guia-docente" text:style-name="Internet_20_link" text:visited-style-name="Visited_20_Internet_20_Link"><text:span text:style-name="Internet_20_link"><text:span text:style-name="T17">Procesos Estocásticos</text:span></text:span></text:a></text:p>
          </table:table-cell>
        </table:table-row>
        <table:table-row table:style-name="Table1.1">
          <table:table-cell table:style-name="Table1.A14" office:value-type="string">
            <text:p text:style-name="P14" loext:marker-style-name="T11"><text:span text:style-name="T13">27011C3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taller-geometria-y-topologia/guia-docente" text:style-name="Internet_20_link" text:visited-style-name="Visited_20_Internet_20_Link"><text:span text:style-name="Internet_20_link"><text:span text:style-name="T17">Taller de Geom. Topol.</text:span></text:span></text:a></text:p>
          </table:table-cell>
          <table:table-cell table:style-name="Table1.A14" office:value-type="string">
            <text:p text:style-name="P14" loext:marker-style-name="T11"><text:span text:style-name="T13">27011A4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teoria-numeros-y-criptografia/guia-docente" text:style-name="Internet_20_link" text:visited-style-name="Visited_20_Internet_20_Link"><text:span text:style-name="Internet_20_link"><text:span text:style-name="T17">Tª Números y Criptografía</text:span></text:span></text:a></text:p>
          </table:table-cell>
          <table:table-cell table:style-name="Table1.A14" office:value-type="string">
            <text:p text:style-name="P14" loext:marker-style-name="T11"><text:span text:style-name="T13">27011B4</text:span><text:span text:style-name="T13"/></text:p>
          </table:table-cell>
          <table:table-cell table:style-name="Table1.A14" office:value-type="string">
            <text:p text:style-name="P14" loext:marker-style-name="T6"><text:a xlink:type="simple" xlink:href="https://grados.ugr.es/ramas/ciencias/grado-matematicas/variable-compleja-ii/guia-docente" text:style-name="Internet_20_link" text:visited-style-name="Visited_20_Internet_20_Link"><text:span text:style-name="Internet_20_link"><text:span text:style-name="T17">Variable Compleja II</text:span></text:span></text:a></text:p>
          </table:table-cell>
        </table:table-row>
      </table:table>
      <text:p text:style-name="P7">Materias en la Universidad de Granada a matricular en el curso 2025-26 objeto de intercambi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 loext:marker-style-name="T18"><text:span text:style-name="T18">Asignaturas UGR</text:span><text:span text:style-name="T18"/></text:p>
          </table:table-cell>
          <table:table-cell table:style-name="Table2.A1" office:value-type="string">
            <text:p text:style-name="P3" loext:marker-style-name="T18"><text:span text:style-name="T18">ECTS</text:span><text:span text:style-name="T18"/></text:p>
          </table:table-cell>
          <table:table-cell table:style-name="Table2.A1" office:value-type="string">
            <text:p text:style-name="P3" loext:marker-style-name="T18"><text:span text:style-name="T18">Asignaturas Otra Univ</text:span><text:span text:style-name="T18"/></text:p>
          </table:table-cell>
          <table:table-cell table:style-name="Table2.A1" office:value-type="string">
            <text:p text:style-name="P3" loext:marker-style-name="T18"><text:span text:style-name="T18">ECTS</text:span><text:span text:style-name="T18"/></text:p>
          </table:table-cell>
        </table:table-row>
        <table:table-row table:style-name="Table2.1">
          <table:table-cell table:style-name="Table2.A1" office:value-type="string">
            <text:p text:style-name="P17" loext:marker-style-name="T2"><text:span text:style-name="T2">Procesos Estocásticos</text:span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  <table:table-cell table:style-name="Table2.A1" office:value-type="string">
            <text:p text:style-name="P17" loext:marker-style-name="T2"><text:span text:style-name="T2">Stochastic Processes </text:span><text:span text:style-name="T25">https://studieinfo.liu.se/en/kurs/TAMS32/ht-2025#syllabus</text:span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</table:table-row>
        <table:table-row table:style-name="Table2.1">
          <table:table-cell table:style-name="Table2.A1" office:value-type="string">
            <text:p text:style-name="P17" loext:marker-style-name="T2"><text:span text:style-name="T2">Ecuaciones en Derivadas Parciales</text:span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  <table:table-cell table:style-name="Table2.A1" office:value-type="string">
            <text:p text:style-name="P27">Partial Differential Equations</text:p>
            <text:p text:style-name="P33">https://studieinfo.liu.se/en/kurs/TATA27/vt-2025</text:p>
            <text:p text:style-name="P17" loext:marker-style-name="T2"><text:span text:style-name="T2"/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</table:table-row>
        <table:table-row table:style-name="Table2.1">
          <table:table-cell table:style-name="Table2.A1" office:value-type="string">
            <text:p text:style-name="P17" loext:marker-style-name="T2"><text:span text:style-name="T2">Inferencia Estadistica</text:span></text:p>
          </table:table-cell>
          <table:table-cell table:style-name="Table2.A1" office:value-type="string">
            <text:p text:style-name="P29" loext:marker-style-name="T2">6</text:p>
          </table:table-cell>
          <table:table-cell table:style-name="Table2.A1" office:value-type="string">
            <text:p text:style-name="P3" loext:marker-style-name="T2"><text:span text:style-name="T2">Statistical Theory, advanced course</text:span></text:p>
            <text:p text:style-name="P34">https://studieinfo.liu.se/en/kurs/TAMS17/ht-2025#overview</text:p>
          </table:table-cell>
          <table:table-cell table:style-name="Table2.A1" office:value-type="string">
            <text:p text:style-name="P29" loext:marker-style-name="T2">6</text:p>
          </table:table-cell>
        </table:table-row>
        <table:table-row table:style-name="Table2.1">
          <table:table-cell table:style-name="Table2.A1" office:value-type="string">
            <text:p text:style-name="P17" loext:marker-style-name="T2"><text:span text:style-name="T2">Estadistica Computacional</text:span></text:p>
          </table:table-cell>
          <table:table-cell table:style-name="Table2.A1" office:value-type="string">
            <text:p text:style-name="P26" loext:marker-style-name="T2"/>
          </table:table-cell>
          <table:table-cell table:style-name="Table2.A1" office:value-type="string">
            <text:h text:style-name="P8" text:outline-level="1"><text:span text:style-name="T2">Computational Statistics</text:span></text:h>
            <text:p text:style-name="P3" loext:marker-style-name="T2"><text:span text:style-name="T2"/></text:p>
            <text:p text:style-name="P34">https://studieinfo.liu.se/en/kurs/732a90/#syllabus</text:p>
          </table:table-cell>
          <table:table-cell table:style-name="Table2.A1" office:value-type="string">
            <text:p text:style-name="P29" loext:marker-style-name="T2">6</text:p>
          </table:table-cell>
        </table:table-row>
        <table:table-row table:style-name="Table2.6">
          <table:table-cell table:style-name="Table2.A1" office:value-type="string">
            <text:p text:style-name="P17" loext:marker-style-name="T2"><text:span text:style-name="T2">Analisis funcional </text:span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  <table:table-cell table:style-name="Table2.A1" office:value-type="string">
            <text:p text:style-name="P3" loext:marker-style-name="T2"><text:span text:style-name="T2">AsFunctional Analysis</text:span></text:p>
            <text:p text:style-name="P34">https://studieinfo.liu.se/en/kurs/TATM85/ht-2020#overview</text:p>
          </table:table-cell>
          <table:table-cell table:style-name="Table2.A1" office:value-type="string">
            <text:p text:style-name="P19" loext:marker-style-name="T2"><text:span text:style-name="T2">6</text:span></text:p>
            <text:p text:style-name="P19" loext:marker-style-name="T2"><text:span text:style-name="T2"/></text:p>
          </table:table-cell>
        </table:table-row>
        <table:table-row table:style-name="Table2.7">
          <table:table-cell table:style-name="Table2.A1" office:value-type="string">
            <text:p text:style-name="P17" loext:marker-style-name="T2"><text:span text:style-name="T2">Estadistica Multivariante </text:span>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  <table:table-cell table:style-name="Table2.A1" office:value-type="string">
            <text:p text:style-name="P3" loext:marker-style-name="T2"><text:span text:style-name="T2">AsignaturaMultivariate Statistical Methods</text:span></text:p>
            <text:p text:style-name="P34">https://studieinfo.liu.se/en/kurs/TAMS39/ht-2025#syllabus</text:p>
          </table:table-cell>
          <table:table-cell table:style-name="Table2.A1" office:value-type="string">
            <text:p text:style-name="P19" loext:marker-style-name="T2"><text:span text:style-name="T2">6</text:span></text:p>
          </table:table-cell>
        </table:table-row>
        <table:table-row table:style-name="Table2.7">
          <table:table-cell table:style-name="Table2.A8" office:value-type="string">
            <text:p text:style-name="P27" loext:marker-style-name="T2">Curvas y superficies </text:p>
          </table:table-cell>
          <table:table-cell table:style-name="Table2.A8" office:value-type="string">
            <text:p text:style-name="P29" loext:marker-style-name="T2">6</text:p>
          </table:table-cell>
          <table:table-cell table:style-name="Table2.A8" office:value-type="string">
            <text:p text:style-name="P27" loext:marker-style-name="T2">Differential Geometry</text:p>
            <text:p text:style-name="P33">https://studieinfo.liu.se/en/kurs/TATA74/ht-2025#syllabus</text:p>
          </table:table-cell>
          <table:table-cell table:style-name="Table2.A8" office:value-type="string">
            <text:p text:style-name="P29" loext:marker-style-name="T2">6</text:p>
          </table:table-cell>
        </table:table-row>
        <table:table-row table:style-name="Table2.1">
          <table:table-cell table:style-name="Table2.A1" office:value-type="string">
            <text:p text:style-name="P3" loext:marker-style-name="T18"><text:span text:style-name="T18">SUMA:</text:span><text:span text:style-name="T18"/></text:p>
          </table:table-cell>
          <table:table-cell table:style-name="Table2.A1" office:value-type="string">
            <text:p text:style-name="P19" loext:marker-style-name="T18"><text:span text:style-name="T18">42</text:span></text:p>
          </table:table-cell>
          <table:table-cell table:style-name="Table2.A1" office:value-type="string">
            <text:p text:style-name="P3" loext:marker-style-name="T18"><text:span text:style-name="T18">SUMA:</text:span><text:span text:style-name="T18"/></text:p>
          </table:table-cell>
          <table:table-cell table:style-name="Table2.A1" office:value-type="string">
            <text:p text:style-name="P19" loext:marker-style-name="T18"><text:span text:style-name="T18">42</text:span></text:p>
          </table:table-cell>
        </table:table-row>
        <table:table-row table:style-name="Table2.1">
          <table:table-cell table:style-name="Table2.A1" office:value-type="string">
            <text:p text:style-name="P3" loext:marker-style-name="T19"><text:span text:style-name="T19">Créditos idioma</text:span><text:span text:style-name="T19"/></text:p>
          </table:table-cell>
          <table:table-cell table:style-name="Table2.A1" office:value-type="string">
            <text:p text:style-name="P16" loext:marker-style-name="T19"><text:span text:style-name="T19">0</text:span><text:span text:style-name="T19"/></text:p>
          </table:table-cell>
          <table:table-cell table:style-name="Table2.A1" office:value-type="string">
            <text:p text:style-name="P3" loext:marker-style-name="T19"><text:span text:style-name="T19">Créditos idioma</text:span><text:span text:style-name="T19"/></text:p>
          </table:table-cell>
          <table:table-cell table:style-name="Table2.A1" office:value-type="string">
            <text:p text:style-name="P16" loext:marker-style-name="T19"><text:span text:style-name="T19">0</text:span><text:span text:style-name="T19"/></text:p>
          </table:table-cell>
        </table:table-row>
        <table:table-row table:style-name="Table2.11">
          <table:table-cell table:style-name="Table2.A1" office:value-type="string">
            <text:p text:style-name="P3" loext:marker-style-name="T19"><text:span text:style-name="T19">Créditos idioma</text:span><text:span text:style-name="T19"/></text:p>
          </table:table-cell>
          <table:table-cell table:style-name="Table2.A1" office:value-type="string">
            <text:p text:style-name="P16" loext:marker-style-name="T19"><text:span text:style-name="T19">0</text:span><text:span text:style-name="T19"/></text:p>
          </table:table-cell>
          <table:table-cell table:style-name="Table2.A1" office:value-type="string">
            <text:p text:style-name="P3" loext:marker-style-name="T19"><text:span text:style-name="T19">Créditos idioma</text:span><text:span text:style-name="T19"/></text:p>
          </table:table-cell>
          <table:table-cell table:style-name="Table2.A1" office:value-type="string">
            <text:p text:style-name="P16" loext:marker-style-name="T19"><text:span text:style-name="T19">0</text:span><text:span text:style-name="T19"/></text:p>
          </table:table-cell>
        </table:table-row>
      </table:table>
      <text:p text:style-name="P30" loext:marker-style-name="T20"><text:span text:style-name="T20">(Rellenar una vez que se han cumplimentado todas las tablas y éstas han sido revisadas)</text:span><text:span text:style-name="T20"/></text:p>
      <text:p text:style-name="Standard"/>
      <text:p text:style-name="P5"/>
      <text:p text:style-name="P4">Tabla de equivalencias (incluir tantas tablas como sea necesario):</text:p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 loext:marker-style-name="T18"><text:span text:style-name="T18">Repetir esta tabla para cada asignatura y cada grupo de créditos optativos</text:span><text:span text:style-name="T18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4" loext:marker-style-name="T18"><text:span text:style-name="T18">Asignatura UGR</text:span></text:p>
          </table:table-cell>
          <table:table-cell table:style-name="Table3.A1" office:value-type="string">
            <text:p text:style-name="P3" loext:marker-style-name="T21"><text:span text:style-name="T3">Asignatura-01</text:span><text:span text:style-name="T4"/></text:p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Curso - Créditos</text:span><text:span text:style-name="T18"/></text:p>
          </table:table-cell>
          <table:table-cell table:style-name="Table3.A1" office:value-type="string">
            <text:p text:style-name="P3" loext:marker-style-name="T2"><text:span text:style-name="T2">Indica el curso y el número de créditos de </text:span><text:span text:style-name="T3">Asignatura-01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Asignatura Univ. Destino</text:span><text:span text:style-name="T18"/></text:p>
          </table:table-cell>
          <table:table-cell table:style-name="Table3.A1" office:value-type="string">
            <text:list text:style-name="WWNum9">
              <text:list-item>
                <text:p text:style-name="P9" loext:marker-style-name="T2"><text:span text:style-name="T2">Escribe aquí el nombre de la asignatura correspondiente en la universidad de destino, por ejemplo Course-05</text:span><text:span text:style-name="T2"/></text:p>
              </text:list-item>
              <text:list-item>
                <text:p text:style-name="P9" loext:marker-style-name="T5"><text:span text:style-name="T2">Escribe aquí el nombre de la asignatura correspondiente en la universidad de destino, por ejemplo Course-0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Créditos</text:span><text:span text:style-name="T18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10" loext:marker-style-name="T2"><text:span text:style-name="T3">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Código/Referencia</text:span><text:span text:style-name="T18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9" loext:marker-style-name="T2"><text:span text:style-name="T2">Indica el código y la referencia de Course-05</text:span><text:span text:style-name="T2"/></text:p>
              </text:list-item>
              <text:list-item>
                <text:p text:style-name="P9" loext:marker-style-name="T5"><text:span text:style-name="T2">Indica el código y la referencia de Course-06</text:span><text:span text:style-name="T5"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Nivel de estudios (grado/máster) y año (primero/ segundo/…)</text:span><text:span text:style-name="T18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9" loext:marker-style-name="T2"><text:span text:style-name="T2">Indica el nivel de estudios (grado/máster) y el año (primero/segundo/…) de Course-05</text:span></text:p>
              </text:list-item>
              <text:list-item>
                <text:p text:style-name="P9" loext:marker-style-name="T5"><text:span text:style-name="T2">Indica el nivel de estudios (grado/máster) y el año (primero/segundo/…) de Course-0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Programa ref. Web</text:span><text:span text:style-name="T18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9" loext:marker-style-name="T3"><text:span text:style-name="T2">Indica el lugar en el que poder encontrar el programa de </text:span><text:span text:style-name="T3">Course-05</text:span></text:p>
              </text:list-item>
              <text:list-item>
                <text:p text:style-name="P9" loext:marker-style-name="T5"><text:span text:style-name="T2">Indica el lugar en el que poder encontrar el programa de </text:span><text:span text:style-name="T3">Course-0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 loext:marker-style-name="T18"><text:span text:style-name="T18">Otros:</text:span><text:span text:style-name="T18"/></text:p>
          </table:table-cell>
          <table:table-cell table:style-name="Table3.A1" office:value-type="string">
            <text:p text:style-name="P3" loext:marker-style-name="T2"><text:span text:style-name="T2">Indicar cualquier información que pueda ser útil.</text:span><text:span text:style-name="T2"/></text:p>
            <text:p text:style-name="P3" loext:marker-style-name="T22"><text:span text:style-name="T22">Ejemplo en el que la Asignatura-01 se reconocerá al superar los cursos 05 y 06. Si sólo es un curso el que hay que seguir incluir sólo éste.</text:span><text:span text:style-name="T22"/></text:p>
          </table:table-cell>
        </table:table-row>
      </table:table>
      <text:p text:style-name="P31" loext:marker-style-name="T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 loext:marker-style-name="T18"><text:span text:style-name="T18">Repetir esta tabla para cada asignatura y cada grupo de créditos optativos</text:span><text:span text:style-name="T18"/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4" loext:marker-style-name="T18"><text:span text:style-name="T18">Asignatura UGR</text:span></text:p>
          </table:table-cell>
          <table:table-cell table:style-name="Table4.A1" office:value-type="string">
            <text:p text:style-name="P17" loext:marker-style-name="T2"><text:span text:style-name="T2">Procesos Estocásticos</text:span>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Curso - Créditos</text:span><text:span text:style-name="T18"/></text:p>
          </table:table-cell>
          <table:table-cell table:style-name="Table4.A1" office:value-type="string">
            <text:p text:style-name="P20">6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Asignatura Univ. Destino (Cr.)</text:span><text:span text:style-name="T18"/></text:p>
          </table:table-cell>
          <table:table-cell table:style-name="Table4.A1" office:value-type="string">
            <text:p text:style-name="P18" loext:marker-style-name="T2"><text:span text:style-name="T2">Stochastic Processes</text:span>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Créditos</text:span><text:span text:style-name="T18"/></text:p>
          </table:table-cell>
          <table:table-cell table:style-name="Table4.A1" office:value-type="string">
            <text:p text:style-name="P20">6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Código/Referencia</text:span><text:span text:style-name="T18"/></text:p>
          </table:table-cell>
          <table:table-cell table:style-name="Table4.A1" office:value-type="string">
            <text:p text:style-name="P3">TAMS32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Nivel de estudios grado/máster</text:span><text:span text:style-name="T18"/></text:p>
          </table:table-cell>
          <table:table-cell table:style-name="Table4.A1" office:value-type="string">
            <text:p text:style-name="P20">master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Programa ref. Web</text:span><text:span text:style-name="T18"/></text:p>
          </table:table-cell>
          <table:table-cell table:style-name="Table4.A1" office:value-type="string">
            <text:p text:style-name="P18" loext:marker-style-name="T2"><text:span text:style-name="T25">https://studieinfo.liu.se/en/kurs/TAMS32/ht-2025#syllabus</text:span></text:p>
          </table:table-cell>
        </table:table-row>
        <table:table-row table:style-name="Table4.1">
          <table:table-cell table:style-name="Table4.A1" office:value-type="string">
            <text:p text:style-name="P14" loext:marker-style-name="T18"><text:span text:style-name="T18">Otros:</text:span><text:span text:style-name="T18"/></text:p>
          </table:table-cell>
          <table:table-cell table:style-name="Table4.A1" office:value-type="string">
            <text:p text:style-name="P3"/>
          </table:table-cell>
        </table:table-row>
      </table:table>
      <text:p text:style-name="P31" loext:marker-style-name="T1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 loext:marker-style-name="T18"><text:span text:style-name="T18">Repetir esta tabla para cada asignatura y cada grupo de créditos optativos</text:span><text:span text:style-name="T18"/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4" loext:marker-style-name="T18"><text:span text:style-name="T18">Asignatura UGR</text:span></text:p>
          </table:table-cell>
          <table:table-cell table:style-name="Table5.A1" office:value-type="string">
            <text:p text:style-name="P18" loext:marker-style-name="T2"><text:span text:style-name="T2">Ecuaciones en Derivadas Parciales</text:span>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Curso - Créditos</text:span><text:span text:style-name="T18"/></text:p>
          </table:table-cell>
          <table:table-cell table:style-name="Table5.A1" office:value-type="string">
            <text:p text:style-name="P20">6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Asignatura Univ. Destino (Cr.)</text:span><text:span text:style-name="T18"/></text:p>
          </table:table-cell>
          <table:table-cell table:style-name="Table5.A1" office:value-type="string">
            <text:p text:style-name="P28">Partial Differential Equations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Créditos</text:span><text:span text:style-name="T18"/></text:p>
          </table:table-cell>
          <table:table-cell table:style-name="Table5.A1" office:value-type="string">
            <text:p text:style-name="P20">6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Código/Referencia</text:span><text:span text:style-name="T18"/></text:p>
          </table:table-cell>
          <table:table-cell table:style-name="Table5.A1" office:value-type="string">
            <text:p text:style-name="P3">TATA27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Nivel de estudios grado/máster</text:span><text:span text:style-name="T18"/></text:p>
          </table:table-cell>
          <table:table-cell table:style-name="Table5.A1" office:value-type="string">
            <text:p text:style-name="P20">master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Programa ref. Web</text:span><text:span text:style-name="T18"/></text:p>
          </table:table-cell>
          <table:table-cell table:style-name="Table5.A1" office:value-type="string">
            <text:p text:style-name="P3">https://studieinfo.liu.se/en/kurs/TATA27/vt-2025#syllabus</text:p>
          </table:table-cell>
        </table:table-row>
        <table:table-row table:style-name="Table5.1">
          <table:table-cell table:style-name="Table5.A1" office:value-type="string">
            <text:p text:style-name="P14" loext:marker-style-name="T18"><text:span text:style-name="T18">Otros:</text:span><text:span text:style-name="T18"/>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P32" loext:marker-style-name="T1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3" loext:marker-style-name="T18"><text:span text:style-name="T18">Repetir esta tabla para cada asignatura y cada grupo de créditos optativos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5" loext:marker-style-name="T18"><text:span text:style-name="T18">Asignatura UGR</text:span></text:p>
          </table:table-cell>
          <table:table-cell table:style-name="Table6.A1" office:value-type="string">
            <text:p text:style-name="P20" loext:marker-style-name="T2"><text:span text:style-name="T2">Inferencia Estadistica</text:span>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Curso - Créditos</text:span></text:p>
          </table:table-cell>
          <table:table-cell table:style-name="Table6.A1" office:value-type="string">
            <text:p text:style-name="P20">6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Asignatura Univ. Destino (Cr.)</text:span></text:p>
          </table:table-cell>
          <table:table-cell table:style-name="Table6.A1" office:value-type="string">
            <text:p text:style-name="P28">Statistical Theory, advanced course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Créditos</text:span></text:p>
          </table:table-cell>
          <table:table-cell table:style-name="Table6.A1" office:value-type="string">
            <text:p text:style-name="P20">6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Código/Referencia</text:span></text:p>
          </table:table-cell>
          <table:table-cell table:style-name="Table6.A1" office:value-type="string">
            <text:p text:style-name="P13">TAMS17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Nivel de estudios grado/máster</text:span></text:p>
          </table:table-cell>
          <table:table-cell table:style-name="Table6.A1" office:value-type="string">
            <text:p text:style-name="P20">master</text:p>
          </table:table-cell>
        </table:table-row>
        <text:soft-page-break/>
        <table:table-row table:style-name="Table6.1">
          <table:table-cell table:style-name="Table6.A1" office:value-type="string">
            <text:p text:style-name="P15" loext:marker-style-name="T18"><text:span text:style-name="T18">Programa ref. Web</text:span></text:p>
          </table:table-cell>
          <table:table-cell table:style-name="Table6.A1" office:value-type="string">
            <text:p text:style-name="P13">https://studieinfo.liu.se/en/kurs/TAMS17/ht-2025#syllabus</text:p>
          </table:table-cell>
        </table:table-row>
        <table:table-row table:style-name="Table6.1">
          <table:table-cell table:style-name="Table6.A1" office:value-type="string">
            <text:p text:style-name="P15" loext:marker-style-name="T18"><text:span text:style-name="T18">Otros:</text:span></text:p>
          </table:table-cell>
          <table:table-cell table:style-name="Table6.A1" office:value-type="string">
            <text:p text:style-name="P13"/>
          </table:table-cell>
        </table:table-row>
      </table:table>
      <text:p text:style-name="P32" loext:marker-style-name="T1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3" loext:marker-style-name="T18"><text:span text:style-name="T18">Repetir esta tabla para cada asignatura y cada grupo de créditos optativos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5" loext:marker-style-name="T18"><text:span text:style-name="T18">Asignatura UGR</text:span></text:p>
          </table:table-cell>
          <table:table-cell table:style-name="Table7.A1" office:value-type="string">
            <text:p text:style-name="P20" loext:marker-style-name="T2"><text:span text:style-name="T2">Estadistica computacional</text:span>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Curso - Créditos</text:span></text:p>
          </table:table-cell>
          <table:table-cell table:style-name="Table7.A1" office:value-type="string">
            <text:p text:style-name="P20">6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Asignatura Univ. Destino (Cr.)</text:span></text:p>
          </table:table-cell>
          <table:table-cell table:style-name="Table7.A1" office:value-type="string">
            <text:p text:style-name="P28">Computational Statistics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Créditos</text:span></text:p>
          </table:table-cell>
          <table:table-cell table:style-name="Table7.A1" office:value-type="string">
            <text:p text:style-name="P20">6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Código/Referencia</text:span></text:p>
          </table:table-cell>
          <table:table-cell table:style-name="Table7.A1" office:value-type="string">
            <text:p text:style-name="P13">732A90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Nivel de estudios grado/máster</text:span></text:p>
          </table:table-cell>
          <table:table-cell table:style-name="Table7.A1" office:value-type="string">
            <text:p text:style-name="P20">master</text:p>
          </table:table-cell>
        </table:table-row>
        <table:table-row table:style-name="Table7.1">
          <table:table-cell table:style-name="Table7.A1" office:value-type="string">
            <text:p text:style-name="P15" loext:marker-style-name="T18"><text:span text:style-name="T18">Programa ref. Web</text:span></text:p>
          </table:table-cell>
          <table:table-cell table:style-name="Table7.A1" office:value-type="string">
            <text:p text:style-name="P13">https://studieinfo.liu.se/en/kurs/732a90/#syllabus</text:p>
          </table:table-cell>
        </table:table-row>
        <table:table-row table:style-name="Table7.9">
          <table:table-cell table:style-name="Table7.A1" office:value-type="string">
            <text:p text:style-name="P15" loext:marker-style-name="T18"><text:span text:style-name="T18">Otros:</text:span></text:p>
          </table:table-cell>
          <table:table-cell table:style-name="Table7.A1" office:value-type="string">
            <text:p text:style-name="P13"/>
          </table:table-cell>
        </table:table-row>
      </table:table>
      <text:p text:style-name="P32" loext:marker-style-name="T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3" loext:marker-style-name="T18"><text:span text:style-name="T18">Repetir esta tabla para cada asignatura y cada grupo de créditos optativos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5" loext:marker-style-name="T18"><text:span text:style-name="T18">Asignatura UGR</text:span></text:p>
          </table:table-cell>
          <table:table-cell table:style-name="Table8.A1" office:value-type="string">
            <text:p text:style-name="P20" loext:marker-style-name="T2"><text:span text:style-name="T2">Analisis funcional</text:span></text:p>
          </table:table-cell>
        </table:table-row>
        <table:table-row table:style-name="Table8.1">
          <table:table-cell table:style-name="Table8.A1" office:value-type="string">
            <text:p text:style-name="P15" loext:marker-style-name="T18"><text:span text:style-name="T18">Curso - Créditos</text:span></text:p>
          </table:table-cell>
          <table:table-cell table:style-name="Table8.A1" office:value-type="string">
            <text:p text:style-name="P20">6</text:p>
          </table:table-cell>
        </table:table-row>
        <table:table-row table:style-name="Table8.1">
          <table:table-cell table:style-name="Table8.A1" office:value-type="string">
            <text:p text:style-name="P15" loext:marker-style-name="T18"><text:span text:style-name="T18">Asignatura Univ. Destino (Cr.)</text:span></text:p>
          </table:table-cell>
          <table:table-cell table:style-name="Table8.A1" office:value-type="string">
            <text:p text:style-name="P28">Functional Analysis</text:p>
          </table:table-cell>
        </table:table-row>
        <table:table-row table:style-name="Table8.1">
          <table:table-cell table:style-name="Table8.A1" office:value-type="string">
            <text:p text:style-name="P15" loext:marker-style-name="T18"><text:span text:style-name="T18">Créditos</text:span></text:p>
          </table:table-cell>
          <table:table-cell table:style-name="Table8.A1" office:value-type="string">
            <text:p text:style-name="P20">6</text:p>
          </table:table-cell>
        </table:table-row>
        <table:table-row table:style-name="Table8.1">
          <table:table-cell table:style-name="Table8.A1" office:value-type="string">
            <text:p text:style-name="P15" loext:marker-style-name="T18"><text:span text:style-name="T18">Código/Referencia</text:span></text:p>
          </table:table-cell>
          <table:table-cell table:style-name="Table8.A1" office:value-type="string">
            <text:p text:style-name="P13">TATM85</text:p>
          </table:table-cell>
        </table:table-row>
        <table:table-row table:style-name="Table8.1">
          <table:table-cell table:style-name="Table8.A1" office:value-type="string">
            <text:p text:style-name="P15" loext:marker-style-name="T18"><text:span text:style-name="T18">Nivel de estudios grado/máster</text:span></text:p>
          </table:table-cell>
          <table:table-cell table:style-name="Table8.A1" office:value-type="string">
            <text:p text:style-name="P20">Grado</text:p>
          </table:table-cell>
        </table:table-row>
        <table:table-row table:style-name="Table8.8">
          <table:table-cell table:style-name="Table8.A1" office:value-type="string">
            <text:p text:style-name="P15" loext:marker-style-name="T18"><text:span text:style-name="T18">Programa ref. Web</text:span></text:p>
          </table:table-cell>
          <table:table-cell table:style-name="Table8.A1" office:value-type="string">
            <text:p text:style-name="P13">https://studieinfo.liu.se/en/kurs/732a90/#syllabushttps://studieinfo.liu.se/en/kurs/TATM85/ht-2020#syllabus</text:p>
          </table:table-cell>
        </table:table-row>
        <table:table-row table:style-name="Table8.9">
          <table:table-cell table:style-name="Table8.A1" office:value-type="string">
            <text:p text:style-name="P15" loext:marker-style-name="T18"><text:span text:style-name="T18">Otros:</text:span></text:p>
          </table:table-cell>
          <table:table-cell table:style-name="Table8.A1" office:value-type="string">
            <text:p text:style-name="P13"/>
          </table:table-cell>
        </table:table-row>
      </table:table>
      <text:p text:style-name="P32" loext:marker-style-name="T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3" loext:marker-style-name="T18"><text:span text:style-name="T18">Repetir esta tabla para cada asignatura y cada grupo de créditos optativos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5" loext:marker-style-name="T18"><text:span text:style-name="T18">Asignatura UGR</text:span></text:p>
          </table:table-cell>
          <table:table-cell table:style-name="Table9.A1" office:value-type="string">
            <text:p text:style-name="P20" loext:marker-style-name="T2"><text:span text:style-name="T2">Curvas y superficies</text:span>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Curso - Créditos</text:span></text:p>
          </table:table-cell>
          <table:table-cell table:style-name="Table9.A1" office:value-type="string">
            <text:p text:style-name="P20">6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Asignatura Univ. Destino (Cr.)</text:span></text:p>
          </table:table-cell>
          <table:table-cell table:style-name="Table9.A1" office:value-type="string">
            <text:p text:style-name="P28">Differential Geometry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Créditos</text:span></text:p>
          </table:table-cell>
          <table:table-cell table:style-name="Table9.A1" office:value-type="string">
            <text:p text:style-name="P20">6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Código/Referencia</text:span></text:p>
          </table:table-cell>
          <table:table-cell table:style-name="Table9.A1" office:value-type="string">
            <text:p text:style-name="P13">TATA74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Nivel de estudios grado/máster</text:span></text:p>
          </table:table-cell>
          <table:table-cell table:style-name="Table9.A1" office:value-type="string">
            <text:p text:style-name="P20">grado</text:p>
          </table:table-cell>
        </table:table-row>
        <table:table-row table:style-name="Table9.1">
          <table:table-cell table:style-name="Table9.A1" office:value-type="string">
            <text:p text:style-name="P15" loext:marker-style-name="T18"><text:span text:style-name="T18">Programa ref. Web</text:span></text:p>
          </table:table-cell>
          <table:table-cell table:style-name="Table9.A1" office:value-type="string">
            <text:p text:style-name="P13">https://studieinfo.liu.se/en/kurs/732a90/#syllabus</text:p>
          </table:table-cell>
        </table:table-row>
        <table:table-row table:style-name="Table9.9">
          <table:table-cell table:style-name="Table9.A1" office:value-type="string">
            <text:p text:style-name="P15" loext:marker-style-name="T18"><text:span text:style-name="T18">Otros:</text:span></text:p>
          </table:table-cell>
          <table:table-cell table:style-name="Table9.A1" office:value-type="string">
            <text:p text:style-name="P13"/>
          </table:table-cell>
        </table:table-row>
      </table:table>
      <text:p text:style-name="P32" loext:marker-style-name="T1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3" loext:marker-style-name="T18"><text:span text:style-name="T18">Repetir esta tabla para cada asignatura y cada grupo de créditos optativos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5" loext:marker-style-name="T18"><text:span text:style-name="T18">Asignatura UGR</text:span></text:p>
          </table:table-cell>
          <table:table-cell table:style-name="Table10.A1" office:value-type="string">
            <text:p text:style-name="P20" loext:marker-style-name="T2"><text:span text:style-name="T2">Estadistica Multivariante</text:span></text:p>
          </table:table-cell>
        </table:table-row>
        <table:table-row table:style-name="Table10.1">
          <table:table-cell table:style-name="Table10.A1" office:value-type="string">
            <text:p text:style-name="P15" loext:marker-style-name="T18"><text:span text:style-name="T18">Curso - Créditos</text:span></text:p>
          </table:table-cell>
          <table:table-cell table:style-name="Table10.A1" office:value-type="string">
            <text:p text:style-name="P20">6</text:p>
          </table:table-cell>
        </table:table-row>
        <table:table-row table:style-name="Table10.1">
          <table:table-cell table:style-name="Table10.A1" office:value-type="string">
            <text:p text:style-name="P15" loext:marker-style-name="T18"><text:span text:style-name="T18">Asignatura Univ. Destino (Cr.)</text:span></text:p>
          </table:table-cell>
          <table:table-cell table:style-name="Table10.A1" office:value-type="string">
            <text:p text:style-name="P28">Multivariate Statistical Methods</text:p>
          </table:table-cell>
        </table:table-row>
        <table:table-row table:style-name="Table10.1">
          <table:table-cell table:style-name="Table10.A1" office:value-type="string">
            <text:p text:style-name="P15" loext:marker-style-name="T18"><text:span text:style-name="T18">Créditos</text:span></text:p>
          </table:table-cell>
          <table:table-cell table:style-name="Table10.A1" office:value-type="string">
            <text:p text:style-name="P20">6</text:p>
          </table:table-cell>
        </table:table-row>
        <table:table-row table:style-name="Table10.1">
          <table:table-cell table:style-name="Table10.A1" office:value-type="string">
            <text:p text:style-name="P15" loext:marker-style-name="T18"><text:span text:style-name="T18">Código/Referencia</text:span></text:p>
          </table:table-cell>
          <table:table-cell table:style-name="Table10.A1" office:value-type="string">
            <text:p text:style-name="P13">TAMS39</text:p>
          </table:table-cell>
        </table:table-row>
        <table:table-row table:style-name="Table10.7">
          <table:table-cell table:style-name="Table10.A1" office:value-type="string">
            <text:p text:style-name="P15" loext:marker-style-name="T18"><text:span text:style-name="T18">Nivel de estudios grado/máster</text:span></text:p>
          </table:table-cell>
          <table:table-cell table:style-name="Table10.A1" office:value-type="string">
            <text:p text:style-name="P20">master</text:p>
          </table:table-cell>
        </table:table-row>
        <table:table-row table:style-name="Table10.1">
          <table:table-cell table:style-name="Table10.A1" office:value-type="string">
            <text:p text:style-name="P15" loext:marker-style-name="T18"><text:span text:style-name="T18">Programa ref. Web</text:span></text:p>
          </table:table-cell>
          <table:table-cell table:style-name="Table10.A1" office:value-type="string">
            <text:p text:style-name="P13">https://studieinfo.liu.se/en/kurs/TAMS39/ht-2025#syllabus</text:p>
          </table:table-cell>
        </table:table-row>
        <table:table-row table:style-name="Table10.9">
          <table:table-cell table:style-name="Table10.A1" office:value-type="string">
            <text:p text:style-name="P15" loext:marker-style-name="T18"><text:span text:style-name="T18">Otros:</text:span></text:p>
          </table:table-cell>
          <table:table-cell table:style-name="Table10.A1" office:value-type="string">
            <text:p text:style-name="P13"/>
          </table:table-cell>
        </table:table-row>
      </table:table>
      <text:p text:style-name="P32" loext:marker-style-name="T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kaydiaCove NFM" svg:font-family="'CaskaydiaCove NFM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eX Gyre Adventor" svg:font-family="'TeX Gyre Adventor'" style:font-family-generic="system" style:font-pitch="variable"/>
    <style:font-face style:name="TeX Gyre Termes" svg:font-family="'TeX Gyre Termes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TeX Gyre Adventor" style:font-size-asian="11pt" style:language-asian="es" style:country-asian="ES" style:font-name-complex="TeX Gyre Advento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TeX Gyre Adventor" style:font-size-asian="11pt" style:language-asian="es" style:country-asian="ES" style:font-name-complex="CaskaydiaCove NFM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eX Gyre Termes" fo:font-family="'TeX Gyre Termes'" style:font-family-generic="roman" style:font-pitch="variable" fo:font-size="24pt" fo:font-weight="bold" style:font-name-asian="TeX Gyre Adventor" style:font-family-asian="'TeX Gyre Adventor'" style:font-family-generic-asian="system" style:font-pitch-asian="variable" style:font-size-asian="24pt" style:font-weight-asian="bold" style:font-name-complex="CaskaydiaCove NFM" style:font-family-complex="'CaskaydiaCove NFM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8pt" style:font-size-asian="8pt"/>
    </style:style>
    <style:style style:name="ListLabel_20_83" style:display-name="ListLabel 83" style:family="text">
      <style:text-properties fo:color="#000080" loext:opacity="100%"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ListLabel_20_84" style:display-name="ListLabel 8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acultad de Ciencias. Matemáticas/Informática. Curso 2025-26</text:p>
      </style:header>
      <style:footer>
        <text:p text:style-name="MP2">Completar este documento en un archivo Word, y enviar a <text:a xlink:type="simple" xlink:href="mailto:jmeri@ugr.es" text:style-name="Internet_20_link" text:visited-style-name="Visited_20_Internet_20_Link"><text:span text:style-name="Internet_20_link">jmeri@ugr.es</text:span></text:a> poniendo en el asunto “MOVILIDAD” <text:s text:c="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cual.jara</meta:initial-creator>
    <meta:editing-cycles>18</meta:editing-cycles>
    <meta:creation-date>2018-03-06T23:01:00</meta:creation-date>
    <dc:date>2025-03-31T11:23:13.059147424</dc:date>
    <meta:editing-duration>PT56M44S</meta:editing-duration>
    <meta:generator>LibreOffice/24.2.7.2$Linux_X86_64 LibreOffice_project/420$Build-2</meta:generator>
    <meta:document-statistic meta:table-count="10" meta:image-count="0" meta:object-count="0" meta:page-count="3" meta:paragraph-count="280" meta:word-count="808" meta:character-count="6003" meta:non-whitespace-character-count="5478"/>
    <meta:user-defined meta:name="AppVersion">16.0000</meta:user-defined>
    <meta:template xlink:type="simple" xlink:actuate="onRequest" xlink:title="Normal.dotm" xlink:href=""/>
  </office:meta>
</office:document-meta>
</file>